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2257in"/>
    </style:style>
    <style:style style:name="Table1.B" style:family="table-column">
      <style:table-column-properties style:column-width="0.3958in"/>
    </style:style>
    <style:style style:name="Table1.C" style:family="table-column">
      <style:table-column-properties style:column-width="2.6486in"/>
    </style:style>
    <style:style style:name="Table1.1" style:family="table-row">
      <style:table-row-properties style:min-row-height="0.6563in" fo:keep-together="auto"/>
    </style:style>
    <style:style style:name="Table1.A1" style:family="table-cell">
      <style:table-cell-properties style:vertical-align="middle" fo:background-color="#2d3e50" fo:padding="0.0278in" fo:border="0.7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229in" fo:keep-together="auto"/>
    </style:style>
    <style:style style:name="Table1.A4" style:family="table-cell">
      <style:table-cell-properties style:vertical-align="" fo:background-color="#2d3e50" fo:padding="0.0278in" fo:border="0.75pt solid #000000">
        <style:background-image/>
      </style:table-cell-properties>
    </style:style>
    <style:style style:name="Table1.5" style:family="table-row">
      <style:table-row-properties style:min-row-height="0.3646in" fo:keep-together="auto"/>
    </style:style>
    <style:style style:name="Table1.A5" style:family="table-cell">
      <style:table-cell-properties style:vertical-align="bottom" fo:background-color="#f5f8fa" fo:padding="0.0278in" fo:border="0.75pt solid #000000">
        <style:background-image/>
      </style:table-cell-properties>
    </style:style>
    <style:style style:name="Table1.B5" style:family="table-cell">
      <style:table-cell-properties style:vertical-align="bottom" fo:background-color="#cbd6e2" fo:padding="0.0278in" fo:border="0.75pt solid #000000">
        <style:background-image/>
      </style:table-cell-properties>
    </style:style>
    <style:style style:name="Table1.6" style:family="table-row">
      <style:table-row-properties style:min-row-height="0.2917in" fo:keep-together="auto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margin-left="0.5in" fo:margin-right="0in" fo:text-indent="0in" style:auto-text-indent="false"/>
      <style:text-properties fo:font-size="15pt" style:font-size-asian="15pt" style:font-size-complex="15pt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0in" fo:margin-right="0in" fo:text-indent="0.1965in" style:auto-text-indent="false"/>
      <style:text-properties fo:font-size="13pt" style:font-size-asian="13pt" style:font-size-complex="13pt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 fo:orphans="0" fo:widows="0"/>
      <style:text-properties fo:color="#ffffff" loext:opacity="100%"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text-align="center" style:justify-single-word="false" fo:orphans="0" fo:widows="0"/>
      <style:text-properties fo:color="#ffffff" loext:opacity="100%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 fo:orphans="0" fo:widows="0"/>
      <style:text-properties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>
      <style:paragraph-properties fo:margin-left="0in" fo:margin-right="0in" fo:text-indent="0.1965in" style:auto-text-indent="false"/>
      <style:text-properties fo:font-size="13pt" style:font-size-asian="13pt" style:font-size-complex="13pt"/>
    </style:style>
    <style:style style:name="P14" style:family="paragraph" style:parent-style-name="Standard">
      <style:paragraph-properties fo:margin-left="0in" fo:margin-right="0in" fo:text-indent="0.1965in" style:auto-text-indent="false"/>
      <style:text-properties fo:font-size="13pt" officeooo:rsid="0007ac43" officeooo:paragraph-rsid="0007ac43" style:font-size-asian="13pt" style:font-size-complex="13pt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álisis Competitivo Lemon Rock Hostel Granada</text:p>
      <text:p text:style-name="P1"/>
      <text:list xml:id="list1760885216" text:style-name="WWNum1">
        <text:list-item>
          <text:p text:style-name="P7">Tabla: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table:number-columns-spanned="3" office:value-type="string">
            <text:p text:style-name="P8">Lemon Rock Hostel vs. Old Town Hostel</text:p>
          </table:table-cell>
          <table:covered-table-cell/>
          <table:covered-table-cell/>
        </table:table-row>
        <table:table-row table:style-name="Table1.2">
          <table:covered-table-cell table:style-name="Table1.A1"/>
          <table:covered-table-cell/>
          <table:covered-table-cell/>
        </table:table-row>
        <table:table-row table:style-name="Table1.3">
          <table:covered-table-cell table:style-name="Table1.A1"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9">Comparación lado a lado</text:p>
          </table:table-cell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0">Lemon Rock Hostel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0">Old Town hostel</text:p>
          </table:table-cell>
        </table:table-row>
        <table:table-row table:style-name="Table1.6">
          <table:table-cell table:style-name="Table1.B5" table:number-columns-spanned="3" office:value-type="string">
            <text:p text:style-name="P11">Habitaciones Compartidas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1">Si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1">Si</text:p>
          </table:table-cell>
        </table:table-row>
        <table:table-row table:style-name="Table1.6">
          <table:table-cell table:style-name="Table1.B5" table:number-columns-spanned="3" office:value-type="string">
            <text:p text:style-name="P11">Habitaciones Individuales o para parejas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1">Si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1">Si</text:p>
          </table:table-cell>
        </table:table-row>
        <table:table-row table:style-name="Table1.6">
          <table:table-cell table:style-name="Table1.B5" table:number-columns-spanned="3" office:value-type="string">
            <text:p text:style-name="P11">Adaptado para personas discapacitadas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1">Si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1">Si</text:p>
          </table:table-cell>
        </table:table-row>
        <table:table-row table:style-name="Table1.6">
          <table:table-cell table:style-name="Table1.B5" table:number-columns-spanned="3" office:value-type="string">
            <text:p text:style-name="P11">Básicos(duchas, taquillas, calefacción)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1">Si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1">Si</text:p>
          </table:table-cell>
        </table:table-row>
        <table:table-row table:style-name="Table1.6">
          <table:table-cell table:style-name="Table1.B5" table:number-columns-spanned="3" office:value-type="string">
            <text:p text:style-name="P11">Wifi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1">En todas las habitaciones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1">En ciertas zonas</text:p>
          </table:table-cell>
        </table:table-row>
        <table:table-row table:style-name="Table1.6">
          <table:table-cell table:style-name="Table1.B5" table:number-columns-spanned="3" office:value-type="string">
            <text:p text:style-name="P11">Check-In y Recepción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1">24 horas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1">De 8:00 a 21:00</text:p>
          </table:table-cell>
        </table:table-row>
        <table:table-row table:style-name="Table1.6">
          <table:table-cell table:style-name="Table1.B5" table:number-columns-spanned="3" office:value-type="string">
            <text:p text:style-name="P11">Visitas gratis a la ciudad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1">No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1">Si</text:p>
          </table:table-cell>
        </table:table-row>
        <table:table-row table:style-name="Table1.6">
          <table:table-cell table:style-name="Table1.B5" table:number-columns-spanned="3" office:value-type="string">
            <text:p text:style-name="P11">Cocina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1">No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1">Si</text:p>
          </table:table-cell>
        </table:table-row>
        <table:table-row table:style-name="Table1.6">
          <table:table-cell table:style-name="Table1.B5" table:number-columns-spanned="3" office:value-type="string">
            <text:p text:style-name="P11">Restaurante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1">Si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1">Solo desayunos</text:p>
          </table:table-cell>
        </table:table-row>
        <table:table-row table:style-name="Table1.6">
          <table:table-cell table:style-name="Table1.B5" table:number-columns-spanned="3" office:value-type="string">
            <text:p text:style-name="P11">Eventos y Música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1">Si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1">N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2712065026" text:style-name="WWNum2">
        <text:list-item>
          <text:p text:style-name="P12"><text:span text:style-name="T1">Resumen</text:span>:</text:p>
        </text:list-item>
      </text:list>
      <text:p text:style-name="P4"><text:soft-page-break/></text:p>
      <text:p text:style-name="P5">Por lo que podemos ver del diseño general de las webs y los servicios ofrecidos, parece que los dos hosteles buscan ofrecer experiencias ligeramente diferentes. </text:p>
      <text:p text:style-name="P5">Por un lado el Old Town Hostel es un hostel más clásico, ofrece diferentes tipos de alojamiento(habitaciones individuales, dobles y compartidas, con camas individuales o literas), con muchos servicios clásicos de hostel, como desayuno, baños compartidos, zonas comunes con Wifi y duchas 24 horas. En cuanto a las comidas, ofrece una cocina donde poderse cocinar lo que uno quiera. Además, ofrece como servicios extra toallas, secadores de pelo y lavandería. En cuanto a turismo, ofrece visitas gratis a la ciudad. Es en general un hostal más centrado en alojamiento, donde se espera que la gente vaya a dormir pero no haga mucha vida más allá de ello, con sólo unas zonas comunes donde poder descansar y socializar algo más.</text:p>
      <text:p text:style-name="P5">Por otro lado, nuestro hotel, el Lemon Rock Hostel, ofrece una experiencia mucho más definida. En cuanto a alojamiento ofrecen una cierta ventaja con wifi gratis en todas las habitaciones y parking pero en general es bastante parecido. Lo que diferencia al Lemon Rock de otros hoteles es el espacio de restaurante y música. Ofrecen eventos casi todos los días, muchos de ellos de música, así como un restaurante de calidad. Además, el diseño de su web está lleno de imágenes de gente socializando y de sus modernos espacios. La experiencia de usuario esperada por ellos parece ser más que tener un lugar donde dormir y hacer alguna comida, el venir a Granada a vivir ahí unos días, conocer otra gente en una situación parecida y aprovechar todos los servicios y eventos que se ofrecen en el propio espacio del hostel.</text:p>
      <text:p text:style-name="P5"/>
      <text:p text:style-name="P5">En definitiva, para un viaje barato de turismo a Granada probablemente sea mejor alojarse en el Old Town Hostel, pero para tener una experiencia moderna y europea de socialización y música, el Lemon Rock parece un establecimiento más interesante.</text:p>
      <text:p text:style-name="P14"/>
      <text:p text:style-name="P14">IMPORTANTE: Al seguir este hostel en las webs de búsqueda de alojamiento, hemos pensado que seguía teniendo habitaciones. Pensábamos que habían separado más la parte del negocio del restaurante y eventos de la <text:s/>del hostel. Esto esta hecho bajo asunció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date>2022-03-25T16:10:24.186090493</dc:date>
    <meta:editing-duration>PT24M9S</meta:editing-duration>
    <meta:editing-cycles>1</meta:editing-cycles>
    <meta:document-statistic meta:table-count="1" meta:image-count="0" meta:object-count="0" meta:page-count="2" meta:paragraph-count="42" meta:word-count="449" meta:character-count="2686" meta:non-whitespace-character-count="2279"/>
  </office:meta>
</office:document-meta>
</file>